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413cm" fo:min-width="0.1cm"/>
    </style:style>
    <style:style style:name="gr3" style:family="graphic" style:parent-style-name="standard">
      <style:graphic-properties draw:textarea-horizontal-align="justify" draw:textarea-vertical-align="middle" draw:auto-grow-height="false" fo:min-height="1.501cm" fo:min-width="0.1cm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1.6cm"/>
    </style:style>
    <style:style style:name="gr5" style:family="graphic" style:parent-style-name="standard">
      <style:graphic-properties draw:textarea-horizontal-align="justify" draw:textarea-vertical-align="middle" draw:auto-grow-height="false" fo:min-height="0.3cm" fo:min-width="1.864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6600" draw:marker-end="Arrow" draw:marker-end-width="0.3cm" draw:fill="none" draw:fill-color="#729fcf" draw:textarea-vertical-align="middle"/>
    </style:style>
    <style:style style:name="gr9" style:family="graphic" style:parent-style-name="standard">
      <style:graphic-properties draw:stroke="none" svg:stroke-color="#000000" draw:fill="none" draw:fill-color="#9999ff" fo:min-height="0.9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9999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7.099cm" svg:y1="1cm" svg:x2="17.101cm" svg:y2="28.701cm">
            <text:p/>
          </draw:line>
          <draw:line draw:style-name="gr1" draw:text-style-name="P1" draw:layer="layout" svg:x1="11.9cm" svg:y1="1cm" svg:x2="11.902cm" svg:y2="28.701cm">
            <text:p/>
          </draw:line>
        </draw:g>
        <draw:g>
          <draw:line draw:style-name="gr1" draw:text-style-name="P1" draw:layer="layout" svg:x1="1.075cm" svg:y1="17.298cm" svg:x2="27.926cm" svg:y2="17.3cm">
            <text:p/>
          </draw:line>
          <draw:line draw:style-name="gr1" draw:text-style-name="P1" draw:layer="layout" svg:x1="1.075cm" svg:y1="12.3cm" svg:x2="27.926cm" svg:y2="12.302cm">
            <text:p/>
          </draw:line>
          <draw:line draw:style-name="gr1" draw:text-style-name="P1" draw:layer="layout" svg:x1="14.55cm" svg:y1="1cm" svg:x2="14.55cm" svg:y2="12.2cm">
            <text:p/>
          </draw:line>
          <draw:line draw:style-name="gr1" draw:text-style-name="P1" draw:layer="layout" svg:x1="14.55cm" svg:y1="17.2cm" svg:x2="14.55cm" svg:y2="28.7cm">
            <text:p/>
          </draw:line>
          <draw:line draw:style-name="gr1" draw:text-style-name="P1" draw:layer="layout" svg:x1="1cm" svg:y1="14.85cm" svg:x2="12cm" svg:y2="14.85cm">
            <text:p/>
          </draw:line>
          <draw:line draw:style-name="gr1" draw:text-style-name="P1" draw:layer="layout" svg:x1="17.1cm" svg:y1="14.85cm" svg:x2="28.1cm" svg:y2="14.85cm">
            <text:p/>
          </draw:line>
          <draw:custom-shape draw:style-name="gr2" draw:text-style-name="P2" xml:id="id1" draw:id="id1" draw:layer="layout" svg:width="1.2cm" svg:height="1.9cm" svg:x="15.1cm" svg:y="9.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2" xml:id="id3" draw:id="id3" draw:layer="layout" svg:width="1.2cm" svg:height="1.9cm" svg:x="15.4cm" svg:y="17.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2" draw:layer="layout" svg:width="1.2cm" svg:height="2cm" svg:x="12.8cm" svg:y="9.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2" draw:layer="layout" svg:width="1.2cm" svg:height="2cm" svg:x="12.691cm" svg:y="17.93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2" xml:id="id2" draw:id="id2" draw:layer="layout" svg:width="2.4cm" svg:height="1.2cm" svg:x="17.7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2" draw:layer="layout" svg:width="2.4cm" svg:height="1.2cm" svg:x="8.8cm" svg:y="12.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2" draw:layer="layout" svg:width="2.7cm" svg:height="1.1cm" svg:x="17.6cm" svg:y="15.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2" xml:id="id4" draw:id="id4" draw:layer="layout" svg:width="2.7cm" svg:height="1.1cm" svg:x="8.4cm" svg:y="15.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4" draw:layer="layout" svg:width="5.2cm" svg:height="1.2cm" svg:x="11.9cm" svg:y="1cm">
            <draw:text-box>
              <text:p text:style-name="P3"><text:span text:style-name="T1">Lane 1</text:span></text:p>
            </draw:text-box>
          </draw:frame>
          <draw:frame draw:style-name="gr6" draw:text-style-name="P4" draw:layer="layout" svg:width="5.2cm" svg:height="1.2cm" svg:x="11.9cm" svg:y="27.3cm">
            <draw:text-box>
              <text:p text:style-name="P3"><text:span text:style-name="T1">Lane 3</text:span></text:p>
            </draw:text-box>
          </draw:frame>
          <draw:frame draw:style-name="gr6" draw:text-style-name="P5" draw:layer="layout" svg:width="5cm" svg:height="1.2cm" draw:transform="rotate (-1.5707963267949) translate (28cm 12.3cm)">
            <draw:text-box>
              <text:p text:style-name="P3"><text:span text:style-name="T1">Lane 2</text:span></text:p>
            </draw:text-box>
          </draw:frame>
          <draw:frame draw:style-name="gr6" draw:text-style-name="P5" draw:layer="layout" svg:width="5cm" svg:height="1.2cm" draw:transform="rotate (1.5707963267949) translate (0.999cm 17.3cm)">
            <draw:text-box>
              <text:p text:style-name="P3"><text:span text:style-name="T1">Lane 4</text:span></text:p>
            </draw:text-box>
          </draw:frame>
          <draw:connector draw:style-name="gr7" draw:text-style-name="P1" draw:layer="layout" draw:type="curve" svg:x1="15.7cm" svg:y1="11.2cm" svg:x2="17.7cm" svg:y2="13.6cm" draw:start-shape="id1" draw:start-glue-point="2" draw:end-shape="id2" draw:end-glue-point="3" svg:d="M15700 11200c0 1600 666 2400 2000 2400" svg:viewBox="0 0 2001 2401">
            <text:p/>
          </draw:connector>
          <draw:connector draw:style-name="gr7" draw:text-style-name="P1" draw:layer="layout" draw:type="curve" svg:x1="15.7cm" svg:y1="11.2cm" svg:x2="16cm" svg:y2="17.9cm" draw:start-shape="id1" draw:start-glue-point="2" draw:end-shape="id3" draw:end-glue-point="0" svg:d="M15700 11200c0 5026 300 1677 300 6700" svg:viewBox="0 0 301 6701">
            <text:p/>
          </draw:connector>
          <draw:connector draw:style-name="gr8" draw:text-style-name="P6" draw:layer="layout" draw:type="curve" svg:x1="15.7cm" svg:y1="11.2cm" svg:x2="11.1cm" svg:y2="16.15cm" draw:start-shape="id1" draw:start-glue-point="2" draw:end-shape="id4" draw:end-glue-point="1" svg:d="M15700 11200c0 3300-1533 4950-4600 4950" svg:viewBox="0 0 4601 4951">
            <text:p/>
          </draw:connector>
          <draw:frame draw:style-name="gr9" draw:text-style-name="P7" xml:id="id5" draw:id="id5" draw:layer="layout" svg:width="2.3cm" svg:height="1.2cm" svg:x="20.3cm" svg:y="8.8cm">
            <draw:text-box>
              <text:p text:style-name="P2">A flow</text:p>
            </draw:text-box>
          </draw:frame>
          <draw:connector draw:style-name="gr10" draw:text-style-name="P1" draw:layer="layout" draw:type="line" svg:x1="20.3cm" svg:y1="9.4cm" svg:x2="16.492cm" svg:y2="13.318cm" draw:start-shape="id5" draw:start-glue-point="3" svg:d="M20300 9400l-3808 3918" svg:viewBox="0 0 3809 3919">
            <text:p/>
          </draw:connector>
          <draw:frame draw:style-name="gr11" draw:text-style-name="P8" xml:id="id6" draw:id="id6" draw:layer="layout" svg:width="6.8cm" svg:height="1.7cm" svg:x="19.2cm" svg:y="20.8cm">
            <draw:text-box>
              <text:p text:style-name="P2">Together makes one phase</text:p>
            </draw:text-box>
          </draw:frame>
          <draw:connector draw:style-name="gr10" draw:text-style-name="P1" draw:layer="layout" draw:type="line" svg:x1="15.963cm" svg:y1="16.052cm" svg:x2="22.6cm" svg:y2="20.8cm" draw:end-shape="id6" draw:end-glue-point="0" svg:d="M15963 16052l6637 4748" svg:viewBox="0 0 6638 4749">
            <text:p/>
          </draw:connector>
          <draw:connector draw:style-name="gr10" draw:text-style-name="P1" draw:layer="layout" draw:type="line" svg:x1="13.317cm" svg:y1="15.831cm" svg:x2="22.6cm" svg:y2="20.8cm" draw:end-shape="id6" draw:end-glue-point="0" svg:d="M13317 15831l9283 4969" svg:viewBox="0 0 9284 4970">
            <text:p/>
          </draw:connector>
          <draw:connector draw:style-name="gr10" draw:text-style-name="P1" draw:layer="layout" draw:type="line" svg:x1="17.021cm" svg:y1="13.582cm" svg:x2="22.6cm" svg:y2="20.8cm" draw:end-shape="id6" draw:end-glue-point="0" svg:d="M17021 13582l5579 7218" svg:viewBox="0 0 5580 721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rikanth Pisharody</meta:initial-creator>
    <meta:creation-date>2017-04-23T15:57:42.069801640</meta:creation-date>
    <dc:date>2017-04-23T16:22:21.620012361</dc:date>
    <dc:creator>Srikanth Pisharody</dc:creator>
    <meta:editing-duration>PT24M37S</meta:editing-duration>
    <meta:editing-cycles>7</meta:editing-cycles>
    <meta:generator>LibreOffice/5.0.3.2$Linux_X86_64 LibreOffice_project/00m0$Build-2</meta:generator>
    <meta:document-statistic meta:object-count="31"/>
  </office:meta>
</office:document-meta>
</file>